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style:tab-stops>
          <style:tab-stop style:position="10.989cm"/>
        </style:tab-stops>
      </style:paragraph-properties>
    </style:style>
    <style:style style:name="P2" style:family="paragraph" style:parent-style-name="Heading_20_2">
      <style:paragraph-properties>
        <style:tab-stops>
          <style:tab-stop style:position="10.918cm"/>
        </style:tab-stops>
      </style:paragraph-properties>
    </style:style>
    <style:style style:name="P3" style:family="paragraph" style:parent-style-name="Heading_20_2">
      <style:paragraph-properties>
        <style:tab-stops>
          <style:tab-stop style:position="10.936cm"/>
        </style:tab-stops>
      </style:paragraph-properties>
    </style:style>
    <style:style style:name="P4" style:family="paragraph" style:parent-style-name="Heading_20_2">
      <style:paragraph-properties>
        <style:tab-stops>
          <style:tab-stop style:position="10.971cm"/>
        </style:tab-stops>
      </style:paragraph-properties>
    </style:style>
    <style:style style:name="P5" style:family="paragraph" style:parent-style-name="Heading_20_2">
      <style:paragraph-properties>
        <style:tab-stops>
          <style:tab-stop style:position="10.954cm"/>
        </style:tab-stops>
      </style:paragraph-properties>
      <style:text-properties officeooo:paragraph-rsid="000c4acb"/>
    </style:style>
    <style:style style:name="P6" style:family="paragraph" style:parent-style-name="Title">
      <style:text-properties officeooo:rsid="000c4acb" officeooo:paragraph-rsid="000c4acb"/>
    </style:style>
    <style:style style:name="P7" style:family="paragraph" style:parent-style-name="Text_20_body">
      <style:text-properties officeooo:rsid="000dec0a" officeooo:paragraph-rsid="000dec0a"/>
    </style:style>
    <style:style style:name="P8" style:family="paragraph" style:parent-style-name="Text_20_body">
      <style:text-properties officeooo:rsid="000fceb3" officeooo:paragraph-rsid="000fceb3"/>
    </style:style>
    <style:style style:name="P9" style:family="paragraph" style:parent-style-name="Text_20_body">
      <style:text-properties officeooo:rsid="001132c7" officeooo:paragraph-rsid="001132c7"/>
    </style:style>
    <style:style style:name="P10" style:family="paragraph" style:parent-style-name="Text_20_body">
      <style:paragraph-properties>
        <style:tab-stops>
          <style:tab-stop style:position="10.971cm"/>
        </style:tab-stops>
      </style:paragraph-properties>
    </style:style>
    <style:style style:name="P11" style:family="paragraph">
      <loext:graphic-properties draw:fill="none" draw:fill-color="#000000"/>
    </style:style>
    <style:style style:name="P12" style:family="paragraph">
      <loext:graphic-properties draw:fill="none" draw:fill-color="#ffffff"/>
    </style:style>
    <style:style style:name="P13" style:family="paragraph">
      <loext:graphic-properties draw:fill="none" draw:fill-color="#ffffff"/>
      <style:text-properties fo:font-size="12pt"/>
    </style:style>
    <style:style style:name="P14" style:family="paragraph">
      <loext:graphic-properties draw:fill="solid" draw:fill-color="#000000"/>
    </style:style>
    <style:style style:name="P15" style:family="paragraph">
      <loext:graphic-properties draw:fill="solid" draw:fill-color="#99ffff"/>
    </style:style>
    <style:style style:name="P16" style:family="paragraph">
      <loext:graphic-properties draw:fill="solid" draw:fill-color="#66ffff"/>
    </style:style>
    <style:style style:name="P17" style:family="paragraph">
      <loext:graphic-properties draw:fill="none" draw:fill-color="#000000"/>
      <style:text-properties fo:font-size="12pt"/>
    </style:style>
    <style:style style:name="P18" style:family="paragraph">
      <loext:graphic-properties draw:fill="solid" draw:fill-color="#729fcf"/>
    </style:style>
    <style:style style:name="T1" style:family="text">
      <style:text-properties officeooo:rsid="000c4acb"/>
    </style:style>
    <style:style style:name="T2" style:family="text">
      <style:text-properties officeooo:rsid="000fceb3"/>
    </style:style>
    <style:style style:name="T3" style:family="text">
      <style:text-properties officeooo:rsid="001216f0"/>
    </style:style>
    <style:style style:name="T4" style:family="text">
      <style:text-properties officeooo:rsid="00132bea"/>
    </style:style>
    <style:style style:name="T5" style:family="text">
      <style:text-properties officeooo:rsid="00141e71"/>
    </style:style>
    <style:style style:name="T6" style:family="text">
      <style:text-properties fo:font-size="12pt"/>
    </style:style>
    <style:style style:name="gr1" style:family="graphic">
      <style:graphic-properties draw:stroke="solid" svg:stroke-width="0.101cm" svg:stroke-color="#000000" draw:marker-start-width="0.503cm" draw:marker-end-width="0.503cm" draw:fill="none" draw:fill-color="#000000" draw:textarea-horizontal-align="justify" draw:textarea-vertical-align="middle" draw:auto-grow-height="false" fo:min-height="5.046cm" fo:min-width="10.178cm" fo:padding-top="0.049cm" fo:padding-bottom="0.049cm" fo:padding-left="0.049cm" fo:padding-right="0.049cm"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55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89cm" style:run-through="foreground" style:wrap="run-through" style:number-wrapped-paragraphs="no-limit" style:vertical-pos="from-top" style:vertical-rel="paragraph" style:horizontal-pos="from-left" style:horizontal-rel="paragraph"/>
    </style:style>
    <style:style style:name="gr5" style:family="graphic">
      <style:graphic-properties svg:stroke-color="#000000" draw:fill="none" draw:fill-color="#000000" draw:textarea-horizontal-align="justify" draw:textarea-vertical-align="middle" draw:auto-grow-height="false" fo:min-height="0.457cm" fo:min-width="1.224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style:style>
    <style:style style:name="gr7" style:family="graphic">
      <style:graphic-properties svg:stroke-color="#000000" draw:fill="none" draw:fill-color="#000000" draw:textarea-horizontal-align="justify" draw:textarea-vertical-align="middle" draw:auto-grow-height="false" fo:min-height="0.552cm" fo:min-width="1.337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style:style>
    <style:style style:name="gr9" style:family="graphic">
      <style:graphic-properties svg:stroke-color="#000000" draw:fill="none" draw:fill-color="#000000" draw:textarea-horizontal-align="justify" draw:textarea-vertical-align="middle" draw:auto-grow-height="false" fo:min-height="0.589cm" fo:min-width="3.5cm" style:run-through="foreground" style:wrap="run-through" style:number-wrapped-paragraphs="no-limit" style:vertical-pos="from-top" style:vertical-rel="paragraph" style:horizontal-pos="from-left" style:horizontal-rel="paragraph"/>
    </style:style>
    <style:style style:name="gr10" style:family="graphic">
      <style:graphic-properties draw:fill="solid" draw:fill-color="#000000" draw:textarea-horizontal-align="justify" draw:textarea-vertical-align="middle" draw:auto-grow-height="false" fo:min-height="0.116cm" fo:min-width="0.176cm"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101cm" draw:marker-start-width="0.503cm" draw:marker-end-width="0.503cm" draw:fill="solid" draw:fill-color="#99ffff" draw:textarea-horizontal-align="justify" draw:textarea-vertical-align="middle" draw:auto-grow-height="false" fo:min-height="0.478cm" fo:min-width="2.62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101cm" svg:stroke-color="#000000" draw:marker-start-width="0.503cm" draw:marker-end-width="0.503cm" draw:fill="none" draw:fill-color="#000000" draw:textarea-horizontal-align="justify" draw:textarea-vertical-align="middle" draw:auto-grow-height="false" fo:min-height="6.944cm" fo:min-width="12.331cm" fo:padding-top="0.049cm" fo:padding-bottom="0.049cm" fo:padding-left="0.049cm" fo:padding-right="0.049cm" style:run-through="foreground" style:wrap="none" style:vertical-pos="from-top" style:vertical-rel="paragraph" style:horizontal-pos="from-left" style:horizontal-rel="paragraph"/>
    </style:style>
    <style:style style:name="gr14"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101cm" svg:stroke-color="#000000" draw:marker-start-width="0.503cm" draw:marker-end-width="0.503cm" draw:fill="none" draw:fill-color="#000000" draw:textarea-horizontal-align="justify" draw:textarea-vertical-align="middle" draw:auto-grow-height="false" fo:min-height="2.445cm" fo:min-width="2.38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561cm" style:run-through="foreground" style:wrap="run-through" style:number-wrapped-paragraphs="no-limit" style:vertical-pos="from-top" style:vertical-rel="paragraph" style:horizontal-pos="from-left" style:horizontal-rel="paragraph"/>
    </style:style>
    <style:style style:name="gr17" style:family="graphic">
      <style:graphic-properties svg:stroke-color="#000000" draw:fill="none" draw:fill-color="#000000" draw:textarea-horizontal-align="justify" draw:textarea-vertical-align="middle" draw:auto-grow-height="false" fo:min-height="0.589cm" fo:min-width="2.536cm" style:run-through="foreground" style:wrap="run-through" style:number-wrapped-paragraphs="no-limit" style:vertical-pos="from-top" style:vertical-rel="paragraph" style:horizontal-pos="from-left" style:horizontal-rel="paragraph"/>
    </style:style>
    <style:style style:name="gr18" style:family="graphic">
      <style:graphic-properties svg:stroke-width="0.101cm" draw:marker-start-width="0.503cm" draw:marker-end-width="0.503cm" draw:fill="solid" draw:fill-color="#99ffff" draw:textarea-horizontal-align="justify" draw:textarea-vertical-align="middle" draw:auto-grow-height="false" fo:min-height="0.561cm" fo:min-width="2.41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0.436cm" style:run-through="foreground" style:wrap="run-through" style:number-wrapped-paragraphs="no-limit" style:vertical-pos="from-top" style:vertical-rel="paragraph" style:horizontal-pos="from-left" style:horizontal-rel="paragraph"/>
    </style:style>
    <style:style style:name="gr20" style:family="graphic">
      <style:graphic-properties svg:stroke-width="0.101cm" svg:stroke-color="#000000" draw:marker-start-width="0.503cm" draw:marker-end-width="0.503cm" draw:fill="none" draw:fill-color="#000000" draw:textarea-horizontal-align="justify" draw:textarea-vertical-align="middle" draw:auto-grow-height="false" fo:min-height="2.346cm" fo:min-width="2.28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1" style:family="graphic">
      <style:graphic-properties svg:stroke-width="0.101cm" draw:marker-start-width="0.503cm" draw:marker-end-width="0.503cm" draw:fill="solid" draw:fill-color="#99ffff" draw:textarea-horizontal-align="justify" draw:textarea-vertical-align="middle" draw:auto-grow-height="false" fo:min-height="0.561cm" fo:min-width="2.3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none" draw:fill-color="#ffffff" fo:min-height="0.483cm" style:run-through="foreground" style:wrap="run-through" style:number-wrapped-paragraphs="no-limit" style:vertical-pos="from-top" style:vertical-rel="paragraph" style:horizontal-pos="from-left" style:horizontal-rel="paragraph"/>
    </style:style>
    <style:style style:name="gr24" style:family="graphic">
      <style:graphic-properties svg:stroke-color="#000000" draw:fill="none" draw:fill-color="#000000" draw:textarea-horizontal-align="justify" draw:textarea-vertical-align="middle" draw:auto-grow-height="false" fo:min-height="0.49cm" fo:min-width="1.425cm" style:run-through="foreground" style:wrap="run-through" style:number-wrapped-paragraphs="no-limit" style:vertical-pos="from-top" style:vertical-rel="paragraph" style:horizontal-pos="from-left" style:horizontal-rel="paragraph"/>
    </style:style>
    <style:style style:name="gr25" style:family="graphic">
      <style:graphic-properties svg:stroke-width="0.101cm" draw:marker-start-width="0.503cm" draw:marker-end-width="0.503cm" draw:fill="solid" draw:fill-color="#99ffff" draw:textarea-horizontal-align="justify" draw:textarea-vertical-align="middle" draw:auto-grow-height="false" fo:min-height="0.716cm" fo:min-width="3.67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6" style:family="graphic">
      <style:graphic-properties svg:stroke-width="0.101cm" svg:stroke-color="#000000" draw:marker-start-width="0.503cm" draw:marker-end-width="0.503cm" draw:fill="none" draw:fill-color="#000000" draw:textarea-horizontal-align="justify" draw:textarea-vertical-align="middle" draw:auto-grow-height="false" fo:min-height="7.317cm" fo:min-width="12.455cm" fo:padding-top="0.049cm" fo:padding-bottom="0.049cm" fo:padding-left="0.049cm" fo:padding-right="0.049cm" style:run-through="foreground" style:wrap="none" style:vertical-pos="from-top" style:vertical-rel="paragraph" style:horizontal-pos="from-left" style:horizontal-rel="paragraph"/>
    </style:style>
    <style:style style:name="gr27" style:family="graphic">
      <style:graphic-properties svg:stroke-width="0.101cm" draw:marker-start-width="0.503cm" draw:marker-end-width="0.503cm" draw:fill="solid" draw:fill-color="#66ffff" draw:textarea-horizontal-align="justify" draw:textarea-vertical-align="middle" draw:auto-grow-height="false" fo:min-height="0.561cm" fo:min-width="2.3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8" style:family="graphic">
      <style:graphic-properties svg:stroke-width="0.101cm" draw:marker-start-width="0.503cm" draw:marker-end-width="0.503cm" draw:fill="solid" draw:fill-color="#99ffff" draw:textarea-horizontal-align="justify" draw:textarea-vertical-align="middle" draw:auto-grow-height="false" fo:min-height="0.617cm" fo:min-width="5.58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9" style:family="graphic">
      <style:graphic-properties draw:stroke="none" svg:stroke-color="#000000" draw:fill="none" draw:fill-color="#ffffff" fo:min-height="0.796cm" style:run-through="foreground" style:wrap="run-through" style:number-wrapped-paragraphs="no-limit" style:vertical-pos="from-top" style:vertical-rel="paragraph" style:horizontal-pos="from-left" style:horizontal-rel="paragraph"/>
    </style:style>
    <style:style style:name="gr30" style:family="graphic">
      <style:graphic-properties svg:stroke-width="0.101cm" svg:stroke-color="#000000" draw:marker-start-width="0.503cm" draw:marker-end-width="0.503cm" draw:fill="none" draw:fill-color="#000000" draw:textarea-horizontal-align="justify" draw:textarea-vertical-align="middle" draw:auto-grow-height="false" fo:min-height="5.14cm" fo:min-width="10.264cm" fo:padding-top="0.049cm" fo:padding-bottom="0.049cm" fo:padding-left="0.049cm" fo:padding-right="0.049cm" style:run-through="foreground" style:wrap="none" style:wrap-contour-mode="full" style:vertical-pos="from-top" style:vertical-rel="paragraph" style:horizontal-pos="from-left" style:horizontal-rel="paragraph"/>
    </style:style>
    <style:style style:name="gr31" style:family="graphic">
      <style:graphic-properties svg:stroke-width="0.101cm" svg:stroke-color="#000000" draw:marker-start-width="0.503cm" draw:marker-end-width="0.503cm" draw:fill="none" draw:fill-color="#000000" draw:textarea-horizontal-align="justify" draw:textarea-vertical-align="middle" draw:auto-grow-height="false" fo:min-height="2.455cm" fo:min-width="3.54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2"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style:style>
    <style:style style:name="gr33" style:family="graphic">
      <style:graphic-properties svg:stroke-color="#000000" draw:fill="none" draw:fill-color="#000000" draw:textarea-horizontal-align="justify" draw:textarea-vertical-align="middle" draw:auto-grow-height="false" fo:min-height="0.49cm" fo:min-width="1.455cm" style:run-through="foreground" style:wrap="run-through" style:number-wrapped-paragraphs="no-limit" style:vertical-pos="from-top" style:vertical-rel="paragraph" style:horizontal-pos="from-left" style:horizontal-rel="paragraph"/>
    </style:style>
    <style:style style:name="gr34" style:family="graphic">
      <style:graphic-properties svg:stroke-width="0.101cm" draw:marker-start-width="0.503cm" draw:marker-end-width="0.503cm" draw:fill="solid" draw:fill-color="#729fcf" draw:textarea-horizontal-align="justify" draw:textarea-vertical-align="middle" draw:auto-grow-height="false" fo:min-height="0.774cm" fo:min-width="2.43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5"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style:style>
    <style:style style:name="gr36" style:family="graphic">
      <style:graphic-properties svg:stroke-width="0.101cm" draw:marker-start-width="0.503cm" draw:marker-end-width="0.503cm" draw:fill="solid" draw:fill-color="#729fcf" draw:textarea-horizontal-align="justify" draw:textarea-vertical-align="middle" draw:auto-grow-height="false" fo:min-height="0.561cm" fo:min-width="2.89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7"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style:style>
    <style:style style:name="gr38" style:family="graphic">
      <style:graphic-properties svg:stroke-width="0.101cm" svg:stroke-color="#000000" draw:marker-start-width="0.503cm" draw:marker-end-width="0.503cm" draw:fill="none" draw:fill-color="#000000" draw:textarea-horizontal-align="justify" draw:textarea-vertical-align="middle" draw:auto-grow-height="false" fo:min-height="5.491cm" fo:min-width="9.569cm" fo:padding-top="0.049cm" fo:padding-bottom="0.049cm" fo:padding-left="0.049cm" fo:padding-right="0.049cm" style:run-through="foreground" style:wrap="none" style:wrap-contour-mode="full" style:vertical-pos="from-top" style:vertical-rel="paragraph" style:horizontal-pos="from-left" style:horizontal-rel="paragraph"/>
    </style:style>
    <style:style style:name="gr39" style:family="graphic">
      <style:graphic-properties draw:stroke="none" svg:stroke-color="#000000" draw:fill="none" draw:fill-color="#ffffff" fo:min-height="1.011cm" style:run-through="foreground" style:wrap="run-through" style:number-wrapped-paragraphs="no-limit" style:vertical-pos="from-top" style:vertical-rel="paragraph" style:horizontal-pos="from-left" style:horizontal-rel="paragraph"/>
    </style:style>
    <style:style style:name="gr40" style:family="graphic">
      <style:graphic-properties svg:stroke-width="0.101cm" svg:stroke-color="#000000" draw:marker-start-width="0.503cm" draw:marker-end-width="0.503cm" draw:fill="none" draw:fill-color="#000000" draw:textarea-horizontal-align="justify" draw:textarea-vertical-align="middle" draw:auto-grow-height="false" fo:min-height="2.226cm" fo:min-width="2.73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1" style:family="graphic">
      <style:graphic-properties svg:stroke-width="0.101cm" svg:stroke-color="#000000" draw:marker-start-width="0.503cm" draw:marker-end-width="0.503cm" draw:fill="none" draw:fill-color="#000000" draw:textarea-horizontal-align="justify" draw:textarea-vertical-align="middle" draw:auto-grow-height="false" fo:min-height="0.55cm" fo:min-width="2.49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2"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style:style>
    <style:style style:name="gr43" style:family="graphic">
      <style:graphic-properties svg:stroke-width="0.101cm" draw:marker-start-width="0.503cm" draw:marker-end-width="0.503cm" draw:fill="solid" draw:fill-color="#729fcf" draw:textarea-horizontal-align="justify" draw:textarea-vertical-align="middle" draw:auto-grow-height="false" fo:min-height="0.563cm" fo:min-width="2.32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4" style:family="graphic">
      <style:graphic-properties draw:stroke="none" svg:stroke-color="#000000" draw:fill="none" draw:fill-color="#ffffff" fo:min-height="0.593cm" style:run-through="foreground" style:wrap="run-through" style:number-wrapped-paragraphs="no-limit" style:vertical-pos="from-top" style:vertical-rel="paragraph" style:horizontal-pos="from-left" style:horizontal-rel="paragraph"/>
    </style:style>
    <style:style style:name="gr45" style:family="graphic">
      <style:graphic-properties svg:stroke-width="0.101cm" draw:marker-start-width="0.503cm" draw:marker-end-width="0.503cm" draw:fill="solid" draw:fill-color="#729fcf" draw:textarea-horizontal-align="justify" draw:textarea-vertical-align="middle" draw:auto-grow-height="false" fo:min-height="0.605cm" fo:min-width="2.5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6" style:family="graphic">
      <style:graphic-properties draw:stroke="none" svg:stroke-color="#000000" draw:fill="none" draw:fill-color="#ffffff" fo:min-height="0.591cm" style:run-through="foreground" style:wrap="run-through" style:number-wrapped-paragraphs="no-limit" style:vertical-pos="from-top" style:vertical-rel="paragraph" style:horizontal-pos="from-left" style:horizontal-rel="paragraph"/>
    </style:style>
    <style:style style:name="gr47" style:family="graphic">
      <style:graphic-properties svg:stroke-width="0.101cm" svg:stroke-color="#000000" draw:marker-start-width="0.503cm" draw:marker-end-width="0.503cm" draw:fill="none" draw:fill-color="#000000" draw:textarea-horizontal-align="justify" draw:textarea-vertical-align="middle" draw:auto-grow-height="false" fo:min-height="6.048cm" fo:min-width="5.09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8" style:family="graphic">
      <style:graphic-properties draw:stroke="none" svg:stroke-color="#000000" draw:fill="none" draw:fill-color="#ffffff" fo:min-height="0.887cm" style:run-through="foreground" style:wrap="run-through" style:number-wrapped-paragraphs="no-limit" style:vertical-pos="from-top" style:vertical-rel="paragraph" style:horizontal-pos="from-left" style:horizontal-rel="paragraph"/>
    </style:style>
    <style:style style:name="gr49" style:family="graphic">
      <style:graphic-properties svg:stroke-width="0.101cm" draw:marker-start-width="0.503cm" draw:marker-end-width="0.503cm" draw:fill="solid" draw:fill-color="#729fcf" draw:textarea-horizontal-align="justify" draw:textarea-vertical-align="middle" draw:auto-grow-height="false" fo:min-height="0.817cm" fo:min-width="2.91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0" style:family="graphic">
      <style:graphic-properties draw:stroke="none" svg:stroke-color="#000000" draw:fill="none" draw:fill-color="#ffffff" fo:min-height="0.62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ngebot für 7. Dezember 2017</text:p>
      <text:h text:style-name="P5" text:outline-level="2"><text:span text:style-name="T1">Rechnung suchen<text:tab/>(1,5 MT)</text:span></text:h>
      <text:p text:style-name="P7">Mitarbeiter können alle Rechnungen auflisten und durch Eingabe von Suchfiltern die Auflistung einschränken. Unter Verwendung anderer Programmmodule können die gefundenen Rechnungen storniert oder im Detail angezeigt werden. Die Verfügbaren Filter schließen <text:span text:style-name="T2">Darum (von, bis), Kunde sowie Zimmer </text:span>ein.</text:p>
      <text:p text:style-name="P7"><draw:custom-shape text:anchor-type="paragraph" draw:z-index="0" draw:style-name="gr1" draw:text-style-name="P11" svg:width="10.831cm" svg:height="5.7cm" svg:x="2.544cm" svg:y="0.3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draw:frame text:anchor-type="paragraph" draw:z-index="1" draw:style-name="gr2" draw:text-style-name="P12" svg:width="3.599cm" svg:height="0.795cm" svg:x="6.851cm" svg:y="-0.09cm"><draw:text-box><text:p>Rechnung Suchen</text:p></draw:text-box></draw:frame></text:p>
      <text:p text:style-name="P7"><draw:frame text:anchor-type="paragraph" draw:z-index="2" draw:style-name="gr3" draw:text-style-name="P13" svg:width="3.564cm" svg:height="0.489cm" svg:x="3.108cm" svg:y="0.344cm"><draw:text-box><text:p><text:span text:style-name="T6">Datum eingränzen</text:span></text:p></draw:text-box></draw:frame><draw:frame text:anchor-type="paragraph" draw:z-index="3" draw:style-name="gr4" draw:text-style-name="P13" svg:width="1.253cm" svg:height="0.489cm" svg:x="6.671cm" svg:y="0.344cm"><draw:text-box><text:p><text:span text:style-name="T6">von</text:span></text:p></draw:text-box></draw:frame><draw:custom-shape text:anchor-type="paragraph" draw:z-index="4" draw:style-name="gr5" draw:text-style-name="P11" svg:width="1.271cm" svg:height="0.503cm" svg:x="7.553cm" svg:y="0.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 draw:style-name="gr6" draw:text-style-name="P12" svg:width="1.729cm" svg:height="0.489cm" svg:x="9.282cm" svg:y="0.379cm"><draw:text-box><text:p>bis</text:p></draw:text-box></draw:frame><draw:custom-shape text:anchor-type="paragraph" draw:z-index="6" draw:style-name="gr7" draw:text-style-name="P11" svg:width="1.394cm" svg:height="0.609cm" svg:x="10.234cm" svg:y="0.2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draw:frame text:anchor-type="paragraph" draw:z-index="7" draw:style-name="gr8" draw:text-style-name="P12" svg:width="3.158cm" svg:height="0.565cm" svg:x="3.143cm" svg:y="0.342cm"><draw:text-box><text:p>Kunde</text:p></draw:text-box></draw:frame><draw:custom-shape text:anchor-type="paragraph" draw:z-index="8" draw:style-name="gr9" draw:text-style-name="P11" svg:width="3.564cm" svg:height="0.653cm" svg:x="6.724cm" svg:y="0.3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10" draw:text-style-name="P14" svg:width="0.35cm" svg:height="0.355cm" draw:transform="rotate (0.785398163397448) translate (9.56204166666667cm 0.589138888888889cm)"><text:p/><draw:enhanced-geometry svg:viewBox="0 0 21600 21600" draw:glue-points="0 0 0 10800 0 21600 10800 21600 21600 21600 10800 10800" draw:text-areas="1900 12700 12700 19700" draw:mirror-horizontal="false" draw:mirror-vertical="false" draw:type="right-triangle" draw:enhanced-path="M 0 0 L 21600 21600 0 21600 0 0 Z N"/></draw:custom-shape></text:p>
      <text:p text:style-name="P7"><draw:frame text:anchor-type="paragraph" draw:z-index="10" draw:style-name="gr8" draw:text-style-name="P12" svg:width="3.158cm" svg:height="0.565cm" svg:x="3.143cm" svg:y="0.469cm"><draw:text-box><text:p>Zimmer</text:p></draw:text-box></draw:frame><draw:custom-shape text:anchor-type="paragraph" draw:z-index="11" draw:style-name="gr9" draw:text-style-name="P11" svg:width="3.564cm" svg:height="0.653cm" svg:x="6.724cm" svg:y="0.4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style-name="gr10" draw:text-style-name="P14" svg:width="0.35cm" svg:height="0.355cm" draw:transform="rotate (0.785398163397448) translate (9.62377777777778cm 0.716138888888889cm)"><text:p/><draw:enhanced-geometry svg:viewBox="0 0 21600 21600" draw:glue-points="0 0 0 10800 0 21600 10800 21600 21600 21600 10800 10800" draw:text-areas="1900 12700 12700 19700" draw:mirror-horizontal="false" draw:mirror-vertical="false" draw:type="right-triangle" draw:enhanced-path="M 0 0 L 21600 21600 0 21600 0 0 Z N"/></draw:custom-shape></text:p>
      <text:p text:style-name="P7"/>
      <text:h text:style-name="P4" text:outline-level="2" text:is-list-header="true"><draw:custom-shape text:anchor-type="paragraph" draw:z-index="13" draw:style-name="gr11" draw:text-style-name="P15" svg:width="2.694cm" svg:height="0.747cm" svg:x="6.899cm" svg:y="-0.0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 draw:style-name="gr12" draw:text-style-name="P13" svg:width="1.853cm" svg:height="0.489cm" svg:x="7.569cm" svg:y="0.055cm"><draw:text-box><text:p><text:span text:style-name="T6">Suchen</text:span></text:p></draw:text-box></draw:frame></text:h>
      <text:p text:style-name="P10"/>
      <text:h text:style-name="P4" text:outline-level="2">Mitarbeiter erstellt Reservierung<text:tab/><text:span text:style-name="T3">(2,0 MT)</text:span></text:h>
      <text:p text:style-name="P8">Als Mitarbeiter kann man für einen oder mehrere Kunden ein oder mehrere Zimmer für einen gegebenen Zeitraum reservieren. Kein Zimmer darf zum selben Zeitpunkt Teil von mehr als einer Reservierung sein. Falls Mängel an einem oder mehrerer Zimmer der Reservierung vorliegen, muss der Kunde (bzw. die Kunden) darauf hingewiesen werden und ein Rabatt kann optional festgelegt werden.</text:p>
      <text:p text:style-name="P8"><draw:custom-shape text:anchor-type="paragraph" draw:z-index="15" draw:style-name="gr13" draw:text-style-name="P11" svg:width="13.193cm" svg:height="7.806cm" svg:x="2.464cm" svg:y="0.035cm"><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0" draw:style-name="gr19" draw:text-style-name="P12" svg:width="2.165cm" svg:height="0.489cm" svg:x="7.922cm" svg:y="5.786cm"><draw:text-box><text:p>Hinzufügen</text:p></draw:text-box></draw:frame><draw:custom-shape text:anchor-type="paragraph" draw:z-index="29" draw:style-name="gr21" draw:text-style-name="P15" svg:width="2.49cm" svg:height="0.731cm" svg:x="7.735cm" svg:y="5.6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style-name="gr10" draw:text-style-name="P14" svg:width="0.35cm" svg:height="0.355cm" draw:transform="rotate (0.785398163397448) translate (10.5268888888889cm 5.10293055555556cm)"><text:p/><draw:enhanced-geometry svg:viewBox="0 0 21600 21600" draw:glue-points="0 0 0 10800 0 21600 10800 21600 21600 21600 10800 10800" draw:text-areas="1900 12700 12700 19700" draw:mirror-horizontal="false" draw:mirror-vertical="false" draw:type="right-triangle" draw:enhanced-path="M 0 0 L 21600 21600 0 21600 0 0 Z N"/></draw:custom-shape><draw:custom-shape text:anchor-type="paragraph" draw:z-index="27" draw:style-name="gr17" draw:text-style-name="P11" svg:width="2.601cm" svg:height="0.653cm" svg:x="8.652cm" svg:y="4.8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6" draw:style-name="gr8" draw:text-style-name="P12" svg:width="1.431cm" svg:height="0.565cm" svg:x="7.221cm" svg:y="4.856cm"><draw:text-box><text:p>Kunde</text:p></draw:text-box></draw:frame><draw:frame text:anchor-type="paragraph" draw:z-index="25" draw:style-name="gr16" draw:text-style-name="P12" svg:width="1.983cm" svg:height="0.562cm" svg:x="7.796cm" svg:y="4.059cm"><draw:text-box><text:p>Zimmer</text:p></draw:text-box></draw:frame><draw:custom-shape text:anchor-type="paragraph" draw:z-index="24" draw:style-name="gr20" draw:text-style-name="P11" svg:width="2.382cm" svg:height="2.446cm" svg:x="7.414cm" svg:y="1.473cm"><text:p/><draw:enhanced-geometry svg:viewBox="0 0 21600 21600" draw:type="rectangle" draw:enhanced-path="M 0 0 L 21600 0 21600 21600 0 21600 0 0 Z N"/></draw:custom-shape><draw:frame text:anchor-type="paragraph" draw:z-index="23" draw:style-name="gr19" draw:text-style-name="P12" svg:width="2.165cm" svg:height="0.489cm" svg:x="3.408cm" svg:y="5.786cm"><draw:text-box><text:p>Hinzufügen</text:p></draw:text-box></draw:frame><draw:custom-shape text:anchor-type="paragraph" draw:z-index="22" draw:style-name="gr18" draw:text-style-name="P15" svg:width="2.49cm" svg:height="0.731cm" svg:x="3.221cm" svg:y="5.6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style-name="gr10" draw:text-style-name="P14" svg:width="0.35cm" svg:height="0.355cm" draw:transform="rotate (0.785398163397448) translate (6.01309722222222cm 5.10293055555556cm)"><text:p/><draw:enhanced-geometry svg:viewBox="0 0 21600 21600" draw:glue-points="0 0 0 10800 0 21600 10800 21600 21600 21600 10800 10800" draw:text-areas="1900 12700 12700 19700" draw:mirror-horizontal="false" draw:mirror-vertical="false" draw:type="right-triangle" draw:enhanced-path="M 0 0 L 21600 21600 0 21600 0 0 Z N"/></draw:custom-shape><draw:custom-shape text:anchor-type="paragraph" draw:z-index="20" draw:style-name="gr17" draw:text-style-name="P11" svg:width="2.601cm" svg:height="0.653cm" svg:x="4.138cm" svg:y="4.8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9" draw:style-name="gr8" draw:text-style-name="P12" svg:width="1.431cm" svg:height="0.565cm" svg:x="2.708cm" svg:y="4.856cm"><draw:text-box><text:p>Kunde</text:p></draw:text-box></draw:frame><draw:frame text:anchor-type="paragraph" draw:z-index="18" draw:style-name="gr16" draw:text-style-name="P12" svg:width="1.983cm" svg:height="0.562cm" svg:x="3.283cm" svg:y="4.059cm"><draw:text-box><text:p>Kunden</text:p></draw:text-box></draw:frame><draw:custom-shape text:anchor-type="paragraph" draw:z-index="17" draw:style-name="gr15" draw:text-style-name="P11" svg:width="2.382cm" svg:height="2.446cm" svg:x="2.9cm" svg:y="1.473cm"><text:p/><draw:enhanced-geometry svg:viewBox="0 0 21600 21600" draw:type="rectangle" draw:enhanced-path="M 0 0 L 21600 0 21600 21600 0 21600 0 0 Z N"/></draw:custom-shape><draw:frame text:anchor-type="paragraph" draw:z-index="16" draw:style-name="gr14" draw:text-style-name="P12" svg:width="5.4cm" svg:height="0.652cm" svg:x="6.23cm" svg:y="0.464cm"><draw:text-box><text:p>Reservierung erstellen</text:p></draw:text-box></draw:frame><draw:frame text:anchor-type="paragraph" draw:z-index="31" draw:style-name="gr22" draw:text-style-name="P12" svg:width="2.46cm" svg:height="0.653cm" svg:x="12.31cm" svg:y="1.85cm"><draw:text-box><text:p>Datum</text:p></draw:text-box></draw:frame><draw:frame text:anchor-type="paragraph" draw:z-index="32" draw:style-name="gr23" draw:text-style-name="P12" svg:width="1.013cm" svg:height="0.489cm" svg:x="11.998cm" svg:y="2.503cm"><draw:text-box><text:p>von</text:p></draw:text-box></draw:frame><draw:custom-shape text:anchor-type="paragraph" draw:z-index="33" draw:style-name="gr24" draw:text-style-name="P11" svg:width="1.479cm" svg:height="0.544cm" svg:x="12.917cm" svg:y="2.5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4" draw:style-name="gr23" draw:text-style-name="P12" svg:width="1.013cm" svg:height="0.489cm" svg:x="11.936cm" svg:y="3.358cm"><draw:text-box><text:p>bis</text:p></draw:text-box></draw:frame><draw:custom-shape text:anchor-type="paragraph" draw:z-index="35" draw:style-name="gr24" draw:text-style-name="P11" svg:width="1.479cm" svg:height="0.544cm" svg:x="12.855cm" svg:y="3.3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25" draw:text-style-name="P15" svg:width="3.751cm" svg:height="0.795cm" svg:x="6.909cm" svg:y="6.6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7" draw:style-name="gr12" draw:text-style-name="P12" svg:width="1.714cm" svg:height="0.489cm" svg:x="7.826cm" svg:y="6.847cm"><draw:text-box><text:p>Buchen</text:p></draw:text-box></draw:frame></text:p>
      <text:h text:style-name="P1" text:outline-level="2"><text:soft-page-break/>Rechnung ausstellen<text:tab/><text:span text:style-name="T4">(1,5 MT)</text:span></text:h>
      <text:p text:style-name="Text_20_body">Als Mitarbeiter kann man für ein oder mehrere Zimmer für einen oder mehrere Kunden eine Rechnung für einen ununterbrochenen Zeitraum ausstellen. Falls eine Reservierung besteht, kann diese als Vorlage für die Rechnung verwendet werden. Es können nur Rechnung für Zimmer ausgestellt werden, welche nicht für den Buchungszeitraum belegt bzw. reserviert sind. Rechnungen können nicht nachträglich geändert werden, nur storniert und neu ausgestellt werden. </text:p>
      <text:p text:style-name="Text_20_body"><draw:custom-shape text:anchor-type="paragraph" draw:z-index="38" draw:style-name="gr26" draw:text-style-name="P11" svg:width="13.355cm" svg:height="8.217cm" svg:x="1.695cm" svg:y="0.3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9" draw:style-name="gr14" draw:text-style-name="P12" svg:width="5.4cm" svg:height="0.652cm" svg:x="5.888cm" svg:y="0.838cm"><draw:text-box><text:p>Rechnung ausstellen</text:p></draw:text-box></draw:frame><draw:custom-shape text:anchor-type="paragraph" draw:z-index="40" draw:style-name="gr20" draw:text-style-name="P11" svg:width="2.382cm" svg:height="2.446cm" svg:x="2.558cm" svg:y="1.847cm"><text:p/><draw:enhanced-geometry svg:viewBox="0 0 21600 21600" draw:type="rectangle" draw:enhanced-path="M 0 0 L 21600 0 21600 21600 0 21600 0 0 Z N"/></draw:custom-shape><draw:frame text:anchor-type="paragraph" draw:z-index="41" draw:style-name="gr8" draw:text-style-name="P12" svg:width="1.431cm" svg:height="0.565cm" svg:x="2.365cm" svg:y="5.23cm"><draw:text-box><text:p>Kunde</text:p></draw:text-box></draw:frame><draw:custom-shape text:anchor-type="paragraph" draw:z-index="42" draw:style-name="gr17" draw:text-style-name="P11" svg:width="2.601cm" svg:height="0.653cm" svg:x="3.796cm" svg:y="5.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3" draw:style-name="gr10" draw:text-style-name="P14" svg:width="0.35cm" svg:height="0.355cm" draw:transform="rotate (0.785398163397448) translate (5.67090277777778cm 5.476875cm)"><text:p/><draw:enhanced-geometry svg:viewBox="0 0 21600 21600" draw:glue-points="0 0 0 10800 0 21600 10800 21600 21600 21600 10800 10800" draw:text-areas="1900 12700 12700 19700" draw:mirror-horizontal="false" draw:mirror-vertical="false" draw:type="right-triangle" draw:enhanced-path="M 0 0 L 21600 21600 0 21600 0 0 Z N"/></draw:custom-shape><draw:custom-shape text:anchor-type="paragraph" draw:z-index="44" draw:style-name="gr27" draw:text-style-name="P16" svg:width="2.49cm" svg:height="0.731cm" svg:x="2.879cm" svg:y="6.0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5" draw:style-name="gr19" draw:text-style-name="P12" svg:width="2.165cm" svg:height="0.489cm" svg:x="3.066cm" svg:y="6.16cm"><draw:text-box><text:p>Hinzufügen</text:p></draw:text-box></draw:frame><draw:custom-shape text:anchor-type="paragraph" draw:z-index="46" draw:style-name="gr20" draw:text-style-name="P11" svg:width="2.382cm" svg:height="2.446cm" svg:x="7.071cm" svg:y="1.847cm"><text:p/><draw:enhanced-geometry svg:viewBox="0 0 21600 21600" draw:type="rectangle" draw:enhanced-path="M 0 0 L 21600 0 21600 21600 0 21600 0 0 Z N"/></draw:custom-shape><draw:frame text:anchor-type="paragraph" draw:z-index="47" draw:style-name="gr8" draw:text-style-name="P12" svg:width="1.431cm" svg:height="0.565cm" svg:x="6.879cm" svg:y="5.23cm"><draw:text-box><text:p>Kunde</text:p></draw:text-box></draw:frame><draw:custom-shape text:anchor-type="paragraph" draw:z-index="48" draw:style-name="gr17" draw:text-style-name="P11" svg:width="2.601cm" svg:height="0.653cm" svg:x="8.31cm" svg:y="5.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9" draw:style-name="gr10" draw:text-style-name="P14" svg:width="0.35cm" svg:height="0.355cm" draw:transform="rotate (0.785398163397448) translate (10.1846944444444cm 5.476875cm)"><text:p/><draw:enhanced-geometry svg:viewBox="0 0 21600 21600" draw:glue-points="0 0 0 10800 0 21600 10800 21600 21600 21600 10800 10800" draw:text-areas="1900 12700 12700 19700" draw:mirror-horizontal="false" draw:mirror-vertical="false" draw:type="right-triangle" draw:enhanced-path="M 0 0 L 21600 21600 0 21600 0 0 Z N"/></draw:custom-shape><draw:frame text:anchor-type="paragraph" draw:z-index="50" draw:style-name="gr22" draw:text-style-name="P12" svg:width="2.46cm" svg:height="0.653cm" svg:x="11.968cm" svg:y="2.224cm"><draw:text-box><text:p>Datum</text:p></draw:text-box></draw:frame><draw:frame text:anchor-type="paragraph" draw:z-index="51" draw:style-name="gr23" draw:text-style-name="P12" svg:width="1.013cm" svg:height="0.489cm" svg:x="11.656cm" svg:y="2.877cm"><draw:text-box><text:p>von</text:p></draw:text-box></draw:frame><draw:custom-shape text:anchor-type="paragraph" draw:z-index="52" draw:style-name="gr24" draw:text-style-name="P11" svg:width="1.479cm" svg:height="0.544cm" svg:x="12.575cm" svg:y="2.8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3" draw:style-name="gr23" draw:text-style-name="P12" svg:width="1.013cm" svg:height="0.489cm" svg:x="11.594cm" svg:y="3.732cm"><draw:text-box><text:p>bis</text:p></draw:text-box></draw:frame><draw:custom-shape text:anchor-type="paragraph" draw:z-index="54" draw:style-name="gr24" draw:text-style-name="P11" svg:width="1.479cm" svg:height="0.544cm" svg:x="12.513cm" svg:y="3.7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5" draw:style-name="gr28" draw:text-style-name="P15" svg:width="5.758cm" svg:height="0.795cm" svg:x="5.727cm" svg:y="7.11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6" draw:style-name="gr29" draw:text-style-name="P12" svg:width="4.373cm" svg:height="0.796cm" svg:x="6.535cm" svg:y="7.221cm"><draw:text-box><text:p>Rechnung generieren</text:p></draw:text-box></draw:frame><draw:custom-shape text:anchor-type="paragraph" draw:z-index="57" draw:style-name="gr21" draw:text-style-name="P15" svg:width="2.49cm" svg:height="0.731cm" svg:x="7.174cm" svg:y="6.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8" draw:style-name="gr19" draw:text-style-name="P12" svg:width="2.165cm" svg:height="0.489cm" svg:x="7.361cm" svg:y="6.128cm"><draw:text-box><text:p>Hinzufügen</text:p></draw:text-box></draw:frame></text:p>
      <text:h text:style-name="P2" text:outline-level="2">Rechnung stornieren<text:tab/><text:span text:style-name="T4">(1,5 MT)</text:span></text:h>
      <text:p text:style-name="P9">Als Mitarbeiter kann man Rechnungen stornieren, um Fehler zu berichtigen und um Geld zurückzuerstatten. Die Hotelverwaltung kann eine Stornierungsfrist festlegen. Eine Reservierung kann nur vor Ablauf der Stornierungsfrist storniert werden. </text:p>
      <text:p text:style-name="P9">Mitarbeiter können ausgestellte Rechnungen auch nachträglich noch stornieren.</text:p>
      <text:p text:style-name="P9"><draw:custom-shape text:anchor-type="paragraph" draw:z-index="59" draw:style-name="gr30" draw:text-style-name="P11" svg:width="10.928cm" svg:height="5.804cm" svg:x="2.441cm" svg:y="0.2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0" draw:style-name="gr31" draw:text-style-name="P17" svg:width="3.641cm" svg:height="2.555cm" svg:x="7.999cm" svg:y="1.432cm"><text:p/><draw:enhanced-geometry svg:viewBox="0 0 21600 21600" draw:type="rectangle" draw:enhanced-path="M 0 0 L 21600 0 21600 21600 0 21600 0 0 Z N"/></draw:custom-shape><draw:frame text:anchor-type="paragraph" draw:z-index="61" draw:style-name="gr32" draw:text-style-name="P12" svg:width="3.627cm" svg:height="0.655cm" svg:x="5.711cm" svg:y="0.623cm"><draw:text-box><text:p>Rechnung stornieren</text:p></draw:text-box></draw:frame><draw:frame text:anchor-type="paragraph" draw:z-index="62" draw:style-name="gr22" draw:text-style-name="P12" svg:width="2.46cm" svg:height="0.653cm" svg:x="3.907cm" svg:y="1.431cm"><draw:text-box><text:p>Datum</text:p></draw:text-box></draw:frame><draw:frame text:anchor-type="paragraph" draw:z-index="63" draw:style-name="gr23" draw:text-style-name="P12" svg:width="1.013cm" svg:height="0.489cm" svg:x="3.595cm" svg:y="2.083cm"><draw:text-box><text:p>von</text:p></draw:text-box></draw:frame><draw:custom-shape text:anchor-type="paragraph" draw:z-index="64" draw:style-name="gr24" draw:text-style-name="P11" svg:width="1.479cm" svg:height="0.544cm" svg:x="4.514cm" svg:y="2.0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5" draw:style-name="gr23" draw:text-style-name="P12" svg:width="1.013cm" svg:height="0.489cm" svg:x="3.533cm" svg:y="2.939cm"><draw:text-box><text:p>bis</text:p></draw:text-box></draw:frame><draw:custom-shape text:anchor-type="paragraph" draw:z-index="66" draw:style-name="gr33" draw:text-style-name="P11" svg:width="1.509cm" svg:height="0.544cm" svg:x="4.452cm" svg:y="2.9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7" draw:style-name="gr34" draw:text-style-name="P18" svg:width="2.521cm" svg:height="0.856cm" svg:x="3.563cm" svg:y="3.9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8" draw:style-name="gr35" draw:text-style-name="P12" svg:width="1.899cm" svg:height="0.641cm" svg:x="4.186cm" svg:y="4.2cm"><draw:text-box><text:p>Filtern</text:p></draw:text-box></draw:frame><draw:custom-shape text:anchor-type="paragraph" draw:z-index="69" draw:style-name="gr36" draw:text-style-name="P18" svg:width="3.066cm" svg:height="0.731cm" svg:x="8.341cm" svg:y="4.6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0" draw:style-name="gr37" draw:text-style-name="P12" svg:width="1.867cm" svg:height="0.576cm" svg:x="8.901cm" svg:y="4.747cm"><draw:text-box><text:p>stornieren</text:p></draw:text-box></draw:frame></text:p>
      <text:h text:style-name="P3" text:outline-level="2"><text:soft-page-break/>Kundenstammdaten ändern<text:tab/><text:span text:style-name="T4">(2,0 MT)</text:span></text:h>
      <text:p text:style-name="P9">Als Mitarbeiter kann man die Kundenstammdaten eines Kunden editieren, um die Kundenstammdaten zu korrigieren und aktualisieren. <text:s/>Durch die Suchfunktion können Mitarbeiter Kunden, die geändert werden sollen, finden. </text:p>
      <text:p text:style-name="P9"><draw:custom-shape text:anchor-type="paragraph" draw:z-index="71" draw:style-name="gr38" draw:text-style-name="P11" svg:width="10.272cm" svg:height="6.194cm" svg:x="1.524cm" svg:y="0.23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2" draw:style-name="gr39" draw:text-style-name="P12" svg:width="5.167cm" svg:height="1.011cm" svg:x="3.687cm" svg:y="0.702cm"><draw:text-box><text:p>Kundenstammdaten ändern</text:p></draw:text-box></draw:frame><draw:custom-shape text:anchor-type="paragraph" draw:z-index="73" draw:style-name="gr40" draw:text-style-name="P11" svg:width="2.738cm" svg:height="2.227cm" svg:x="6.847cm" svg:y="1.997cm"><text:p/><draw:enhanced-geometry svg:viewBox="0 0 21600 21600" draw:type="rectangle" draw:enhanced-path="M 0 0 L 21600 0 21600 21600 0 21600 0 0 Z N"/></draw:custom-shape><draw:custom-shape text:anchor-type="paragraph" draw:z-index="74" draw:style-name="gr41" draw:text-style-name="P11" svg:width="2.553cm" svg:height="0.608cm" svg:x="3.828cm" svg:y="2.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5" draw:style-name="gr42" draw:text-style-name="P12" svg:width="1.588cm" svg:height="0.514cm" svg:x="2.113cm" svg:y="2.076cm"><draw:text-box><text:p>Kunde</text:p></draw:text-box></draw:frame><draw:custom-shape text:anchor-type="paragraph" draw:z-index="76" draw:style-name="gr43" draw:text-style-name="P18" svg:width="2.398cm" svg:height="0.733cm" svg:x="2.676cm" svg:y="3.0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7" draw:style-name="gr44" draw:text-style-name="P12" svg:width="1.759cm" svg:height="0.593cm" svg:x="3.205cm" svg:y="3.161cm"><draw:text-box><text:p>suchen</text:p></draw:text-box></draw:frame><draw:custom-shape text:anchor-type="paragraph" draw:z-index="78" draw:style-name="gr45" draw:text-style-name="P18" svg:width="2.585cm" svg:height="0.779cm" svg:x="7.033cm" svg:y="4.8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9" draw:style-name="gr46" draw:text-style-name="P12" svg:width="1.495cm" svg:height="0.592cm" svg:x="7.609cm" svg:y="4.939cm"><draw:text-box><text:p>ändern</text:p></draw:text-box></draw:frame></text:p>
      <text:h text:style-name="P3" text:outline-level="2">Mitarbeiter kann Urlaub beantragen<text:tab/><text:span text:style-name="T5">(1,0 MT)</text:span></text:h>
      <text:p text:style-name="P9">Als Mitarbeiter kann man für einen bestimmten Zeitraum Urlaub beantragen. Der beantragte Urlaub wird über eine andere Funktion vom Vorgesetzten bestätigt oder abgelehnt. Bestätigte Urlaubszeiten werden in der Arbeitseinteilung berücksichtigt.</text:p>
      <text:p text:style-name="Text_20_body"><draw:custom-shape text:anchor-type="paragraph" draw:z-index="80" draw:style-name="gr47" draw:text-style-name="P11" svg:width="5.76cm" svg:height="6.709cm" svg:x="4.216cm" svg:y="0.6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81" draw:style-name="gr48" draw:text-style-name="P12" svg:width="3.721cm" svg:height="0.888cm" svg:x="5.509cm" svg:y="1.058cm"><draw:text-box><text:p>Urlaub beantragen</text:p></draw:text-box></draw:frame><draw:frame text:anchor-type="paragraph" draw:z-index="82" draw:style-name="gr22" draw:text-style-name="P12" svg:width="2.46cm" svg:height="0.653cm" svg:x="5.962cm" svg:y="2.506cm"><draw:text-box><text:p>Datum</text:p></draw:text-box></draw:frame><draw:frame text:anchor-type="paragraph" draw:z-index="83" draw:style-name="gr23" draw:text-style-name="P12" svg:width="1.013cm" svg:height="0.489cm" svg:x="5.65cm" svg:y="3.159cm"><draw:text-box><text:p>von</text:p></draw:text-box></draw:frame><draw:custom-shape text:anchor-type="paragraph" draw:z-index="84" draw:style-name="gr24" draw:text-style-name="P11" svg:width="1.479cm" svg:height="0.544cm" svg:x="6.569cm" svg:y="3.1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85" draw:style-name="gr23" draw:text-style-name="P12" svg:width="1.013cm" svg:height="0.489cm" svg:x="5.588cm" svg:y="4.015cm"><draw:text-box><text:p>bis</text:p></draw:text-box></draw:frame><draw:custom-shape text:anchor-type="paragraph" draw:z-index="86" draw:style-name="gr33" draw:text-style-name="P11" svg:width="1.509cm" svg:height="0.544cm" svg:x="6.507cm" svg:y="4.01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7" draw:style-name="gr49" draw:text-style-name="P18" svg:width="3.005cm" svg:height="0.902cm" svg:x="5.306cm" svg:y="5.3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88" draw:style-name="gr50" draw:text-style-name="P12" svg:width="2.211cm" svg:height="0.622cm" svg:x="5.835cm" svg:y="5.505cm"><draw:text-box><text:p>Beantrage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21:35:12.831000000</meta:creation-date>
    <dc:date>2017-11-28T23:51:04.205000000</dc:date>
    <meta:editing-duration>PT12M33S</meta:editing-duration>
    <meta:editing-cycles>5</meta:editing-cycles>
    <meta:generator>LibreOffice/5.0.4.2$Windows_x86 LibreOffice_project/2b9802c1994aa0b7dc6079e128979269cf95bc78</meta:generator>
    <meta:document-statistic meta:table-count="0" meta:image-count="0" meta:object-count="0" meta:page-count="3" meta:paragraph-count="14" meta:word-count="291" meta:character-count="2136" meta:non-whitespace-character-count="1861"/>
  </office:meta>
</office:document-meta>
</file>